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LOG([.A1]*10 + 3)" office:value-type="float" office:value="1.11394335230684">
            <text:p>1.1139433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([.A2]*10 + 3)" office:value-type="float" office:value="1.36172783601759">
            <text:p>1.3617278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LOG([.A3]*10 + 3)" office:value-type="float" office:value="1.51851393987789">
            <text:p>1.518513939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LOG([.A4]*10 + 3)" office:value-type="float" office:value="1.63346845557959">
            <text:p>1.633468455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OG([.A5]*10 + 3)" office:value-type="float" office:value="1.72427586960079">
            <text:p>1.724275869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LOG([.A6]*10 + 3)" office:value-type="float" office:value="1.79934054945358">
            <text:p>1.799340549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LOG([.A7]*10 + 3)" office:value-type="float" office:value="1.86332286012046">
            <text:p>1.863322860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LOG([.A8]*10 + 3)" office:value-type="float" office:value="1.91907809237607">
            <text:p>1.919078092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LOG([.A9]*10 + 3)" office:value-type="float" office:value="1.96848294855394">
            <text:p>1.96848294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LOG([.A10]*10 + 3)" office:value-type="float" office:value="2.01283722470517">
            <text:p>2.01283722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LOG([.A11]*10 + 3)" office:value-type="float" office:value="2.05307844348342">
            <text:p>2.05307844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3/01/2011</text:date>, <text:time>08:4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orah Nolan</meta:initial-creator>
    <meta:creation-date>2011-03-01T08:44:01</meta:creation-date>
    <dc:date>2011-03-01T08:45:28</dc:date>
    <dc:creator>Deborah Nolan</dc:creator>
    <meta:editing-duration>PT1M46S</meta:editing-duration>
    <meta:editing-cycles>1</meta:editing-cycles>
    <meta:document-statistic meta:table-count="3" meta:cell-count="22" meta:object-count="0"/>
    <meta:generator>OpenOffice.org/3.3$Unix OpenOffice.org_project/330m20$Build-9567</meta:generator>
  </office:meta>
</office:document-meta>
</file>